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1de15f83" officeooo:paragraph-rsid="1de15f83"/>
    </style:style>
    <style:style style:name="P2" style:family="paragraph" style:parent-style-name="Text_20_body">
      <style:text-properties officeooo:rsid="1de29089" officeooo:paragraph-rsid="1de29089"/>
    </style:style>
    <style:style style:name="P3" style:family="paragraph" style:parent-style-name="Text_20_body">
      <style:text-properties fo:language="en" fo:country="US" officeooo:rsid="1de30417" officeooo:paragraph-rsid="1de36762"/>
    </style:style>
    <style:style style:name="P4" style:family="paragraph" style:parent-style-name="Text_20_body">
      <style:text-properties fo:language="en" fo:country="US" officeooo:rsid="1de3d5e3" officeooo:paragraph-rsid="1de3d5e3"/>
    </style:style>
    <style:style style:name="P5" style:family="paragraph" style:parent-style-name="Text_20_body">
      <style:text-properties fo:language="en" fo:country="US" officeooo:rsid="1de4d84b" officeooo:paragraph-rsid="1de4d84b"/>
    </style:style>
    <style:style style:name="P6" style:family="paragraph" style:parent-style-name="Text_20_body">
      <style:text-properties fo:language="en" fo:country="US" officeooo:rsid="1de5038b" officeooo:paragraph-rsid="1de5038b"/>
    </style:style>
    <style:style style:name="P7" style:family="paragraph" style:parent-style-name="Text_20_body">
      <style:text-properties fo:language="en" fo:country="US" officeooo:rsid="1de82f9e" officeooo:paragraph-rsid="1de82f9e"/>
    </style:style>
    <style:style style:name="P8" style:family="paragraph" style:parent-style-name="Text_20_body">
      <style:text-properties fo:language="en" fo:country="US" officeooo:rsid="1debcb17" officeooo:paragraph-rsid="1debcb17"/>
    </style:style>
    <style:style style:name="P9" style:family="paragraph" style:parent-style-name="Text_20_body" style:master-page-name="Standard">
      <style:paragraph-properties style:page-number="auto"/>
      <style:text-properties officeooo:rsid="1de0e20c" officeooo:paragraph-rsid="1de0e20c"/>
    </style:style>
    <style:style style:name="T1" style:family="text">
      <style:text-properties officeooo:rsid="1de0e20c"/>
    </style:style>
    <style:style style:name="T2" style:family="text">
      <style:text-properties fo:language="en" fo:country="US"/>
    </style:style>
    <style:style style:name="T3" style:family="text">
      <style:text-properties fo:language="en" fo:country="US" officeooo:rsid="1de36762"/>
    </style:style>
    <style:style style:name="T4" style:family="text">
      <style:text-properties fo:language="en" fo:country="US" officeooo:rsid="1de528d4"/>
    </style:style>
    <style:style style:name="T5" style:family="text">
      <style:text-properties fo:language="en" fo:country="US" officeooo:rsid="1de70c4d"/>
    </style:style>
    <style:style style:name="T6" style:family="text">
      <style:text-properties fo:language="en" fo:country="US" officeooo:rsid="1de75587"/>
    </style:style>
    <style:style style:name="T7" style:family="text">
      <style:text-properties fo:language="en" fo:country="US" officeooo:rsid="1de82f9e"/>
    </style:style>
    <style:style style:name="T8" style:family="text">
      <style:text-properties officeooo:rsid="1de36762"/>
    </style:style>
    <style:style style:name="T9" style:family="text">
      <style:text-properties officeooo:rsid="1de40f41"/>
    </style:style>
    <style:style style:name="T10" style:family="text">
      <style:text-properties officeooo:rsid="1de843d8"/>
    </style:style>
    <style:style style:name="T11" style:family="text">
      <style:text-properties officeooo:rsid="1dedc9b2"/>
    </style:style>
    <style:style style:name="T12" style:family="text">
      <style:text-properties officeooo:rsid="1df5e6dc"/>
    </style:style>
    <style:style style:name="T13" style:family="text">
      <style:text-properties officeooo:rsid="1df7d25d"/>
    </style:style>
    <style:style style:name="T14" style:family="text">
      <style:text-properties officeooo:rsid="1df8e317"/>
    </style:style>
    <style:style style:name="T15" style:family="text">
      <style:text-properties officeooo:rsid="1dfeec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ožná na to jdu ze špatnýho konce...</text:p>
      <text:h text:style-name="Heading_20_3" text:outline-level="3">Magic is Chaos</text:h>
      <text:p text:style-name="P1">Mages are conduits through which Chaos seeps into Reality. <text:span text:style-name="T1">They strive to control it. And when they fail, Chaos erupts into the World.</text:span></text:p>
      <text:p text:style-name="P2">Mages <text:span text:style-name="T2">can only do minor, indirect spells. They</text:span> <text:span text:style-name="T2">can’t use combat magic because destruction comes from Chaos and when they try, they loose control.</text:span></text:p>
      <text:p text:style-name="P2"><text:span text:style-name="T2">In fact, each mage can unlesh destruction just once – and die in the attempt. </text:span><text:span text:style-name="T4">When they do, </text:span><text:span text:style-name="T5">on top of all the destruction,</text:span><text:span text:style-name="T4"> </text:span><text:span text:style-name="T6">dragons and other</text:span><text:span text:style-name="T4"> </text:span><text:span text:style-name="T6">monsters come to our world</text:span><text:span text:style-name="T4">.</text:span></text:p>
      <text:h text:style-name="Heading_20_3" text:outline-level="3">Magic is forbidden <text:span text:style-name="T3">and kept in secret</text:span></text:h>
      <text:p text:style-name="P3">Most civilization forbid magic because it is so dangerous.</text:p>
      <text:p text:style-name="P4">When a mage’s power manifests and people find out, she is sentenced to death, <text:span text:style-name="T9">so all mages must live in secrecy. That makes it even harder because they don’t have anyone to teach them how to control Chaos inside them.</text:span></text:p>
      <text:h text:style-name="Heading_20_3" text:outline-level="3">Some mages are enslaved and used</text:h>
      <text:p text:style-name="P3"><text:span text:style-name="T8">Some warlords keep mages as doomsday suicide weapons.</text:span></text:p>
      <text:h text:style-name="Heading_20_3" text:outline-level="3">Secret cabals</text:h>
      <text:p text:style-name="P5">There are secret magical cabals and societies, mostly focused on finding other mages and helping them keep control and secrecy.</text:p>
      <text:p text:style-name="P6"><text:soft-page-break/>But there are also organizations determined to find and destroy such cabals. And they often use newly discovered mages to help them uncover members of the cabal (that could be an interesting story to tell).</text:p>
      <text:p text:style-name="P7">Mages live in far, inhospitable places and they do everything to not to be found. Some alone, some in wild, dangerous groups.</text:p>
      <text:h text:style-name="Heading_20_3" text:outline-level="3">Holy <text:span text:style-name="T7">ground</text:span></text:h>
      <text:p text:style-name="P7">Some places are sanctified by the Faith of man and thus made more resistant to the Chaos. For mages it is easier to control Chaos in such places but also harder to use <text:span text:style-name="T15">controlled</text:span> magic.</text:p>
      <text:h text:style-name="Heading_20_3" text:outline-level="3">Places of Chaos</text:h>
      <text:p text:style-name="P7">In areas around places where Chaos has been let to our world, magic is much more potent but it is also much harder to resist the temptation to unleash Chaos. <text:span text:style-name="T10">Groups of mages living near them sooner or later fall to the Chaos and thus extend it’s area of influence. When a mage joins such group, there is usually no comming back for her.</text:span></text:p>
      <text:h text:style-name="Heading_20_3" text:outline-level="3">Life of a mage</text:h>
      <text:p text:style-name="P8">There are only three ways of life for a mage <text:span text:style-name="T12">without falling</text:span> to the Chaos: <text:span text:style-name="T13">l</text:span>iv<text:span text:style-name="T14">ing</text:span> among other people in secrecy, liv<text:span text:style-name="T14">ing</text:span> in seclusion far away from all other people and becoming a priest. <text:span text:style-name="T11">The third way is dangerous but logical – living on holy ground and performing the sacred rituals greatly helps to combat the temptation of Chaos. Thus to most zealous priests are often actually mages who seek refuge in Faith and sometimes they develop powers that others consider to be miracles. But if such thaumaturge falls to this fallacy and stops controlling himself, he might easily find himself unleashing Hell inst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24T05:51:03.731000000</dc:date>
    <meta:print-date>2113-01-01T00:00:00</meta:print-date>
    <meta:editing-cycles>12521</meta:editing-cycles>
    <meta:editing-duration>P37DT13H20M34S</meta:editing-duration>
    <meta:generator>LibreOffice/6.0.5.2$Windows_X86_64 LibreOffice_project/54c8cbb85f300ac59db32fe8a675ff7683cd5a16</meta:generator>
    <meta:document-statistic meta:table-count="0" meta:image-count="0" meta:object-count="0" meta:page-count="2" meta:paragraph-count="21" meta:word-count="449" meta:character-count="2540" meta:non-whitespace-character-count="2110"/>
  </office:meta>
</office:document-meta>
</file>